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 draw:shadow-offset-x="0.2cm" draw:shadow-offset-y="0.2cm" draw:shadow-color="#e6e6ff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text-properties fo:font-size="12pt" style:font-size-asian="12pt" style:font-size-complex="18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font-size="12pt" style:font-size-asian="12pt" style:font-size-complex="18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0.5cm" svg:height="3.5cm" svg:x="20cm" svg:y="7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0.5cm" svg:height="3.5cm" svg:x="5.5cm" svg:y="10.5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2.878cm" svg:x="15.788cm" svg:y="1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3.5cm" svg:height="1.75cm" svg:x="8cm" svg:y="3.018cm">
          <text:p text:style-name="P2">Game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5cm" svg:height="1.75cm" svg:x="14cm" svg:y="3.018cm">
          <text:p text:style-name="P2">GameView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cm" svg:height="1cm" svg:x="5cm" svg:y="9.018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2cm" svg:height="1cm" svg:x="19cm" svg:y="5.018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75cm" svg:y1="4.768cm" svg:x2="15.788cm" svg:y2="17.521cm" draw:start-shape="id1" draw:start-glue-point="2" svg:d="m15750 4768 38 12753">
          <text:p/>
        </draw:connector>
        <draw:custom-shape draw:style-name="gr2" draw:text-style-name="P2" draw:id="id6" draw:layer="layout" svg:width="3.5cm" svg:height="1.75cm" svg:x="2cm" svg:y="3.018cm">
          <text:p text:style-name="P2">ユーザー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15.5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748cm" svg:y1="6.965cm" svg:x2="19.918cm" svg:y2="6.929cm" svg:d="m3748 6965 16170-36">
          <text:p/>
        </draw:connector>
        <draw:connector draw:style-name="gr6" draw:text-style-name="P1" draw:layer="layout" draw:type="line" svg:x1="5.75cm" svg:y1="10.518cm" svg:x2="20cm" svg:y2="10.518cm" draw:start-shape="id2" draw:start-glue-point="0" svg:d="m5750 10518h14250">
          <text:p/>
        </draw:connector>
        <draw:connector draw:style-name="gr4" draw:text-style-name="P1" draw:layer="layout" draw:type="line" svg:x1="20cm" svg:y1="6.018cm" svg:x2="20.208cm" svg:y2="19cm" draw:start-shape="id3" draw:start-glue-point="2" svg:d="m20000 6018 208 12982">
          <text:p/>
        </draw:connector>
        <draw:custom-shape draw:style-name="gr7" draw:text-style-name="P1" draw:layer="layout" svg:width="0.5cm" svg:height="0.5cm" svg:x="15.5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9.461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cm" svg:y1="10.018cm" svg:x2="6.066cm" svg:y2="18.579cm" draw:start-shape="id4" draw:start-glue-point="2" svg:d="m6000 10018 66 8561">
          <text:p/>
        </draw:connector>
        <draw:connector draw:style-name="gr4" draw:text-style-name="P1" draw:layer="layout" draw:type="line" svg:x1="5.75cm" svg:y1="14.018cm" svg:x2="15.5cm" svg:y2="14.034cm" draw:start-shape="id2" draw:start-glue-point="2" draw:end-shape="id5" draw:end-glue-point="6" svg:d="m5750 14018 9750 16">
          <text:p/>
        </draw:connector>
        <draw:custom-shape draw:style-name="gr5" draw:text-style-name="P1" draw:id="id5" draw:layer="layout" svg:width="0.5cm" svg:height="0.5cm" svg:x="15.5cm" svg:y="13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75cm" svg:y1="4.768cm" svg:x2="3.772cm" svg:y2="18.485cm" draw:start-shape="id6" draw:start-glue-point="2" svg:d="m3750 4768 22 13717">
          <text:p/>
        </draw:connector>
        <draw:custom-shape draw:style-name="gr8" draw:text-style-name="P1" draw:layer="layout" svg:width="0.5cm" svg:height="1cm" svg:x="9.5cm" svg:y="6.51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9.75cm" svg:y1="4.768cm" svg:x2="9.702cm" svg:y2="16.76cm" draw:start-shape="id7" draw:start-glue-point="2" svg:d="m9750 4768-48 11992">
          <text:p/>
        </draw:connector>
        <draw:frame draw:style-name="gr10" draw:text-style-name="P3" draw:layer="layout" svg:width="4.5cm" svg:height="0.649cm" svg:x="10.53cm" svg:y="6.035cm">
          <draw:text-box>
            <text:p text:style-name="P3"><text:span text:style-name="T1">Event “KeyPressed” '4'</text:span></text:p>
          </draw:text-box>
        </draw:frame>
        <draw:frame draw:style-name="gr10" draw:text-style-name="P3" draw:layer="layout" svg:width="4.5cm" svg:height="0.649cm" svg:x="10.5cm" svg:y="9.869cm">
          <draw:text-box>
            <text:p text:style-name="P3"><text:span text:style-name="T1">Event “Move” LEFT</text:span></text:p>
          </draw:text-box>
        </draw:frame>
        <draw:frame draw:style-name="gr10" draw:text-style-name="P3" draw:layer="layout" svg:width="6cm" svg:height="0.649cm" svg:x="10cm" svg:y="13.369cm">
          <draw:text-box>
            <text:p text:style-name="P3"><text:span text:style-name="T1">Event “SceneNodeMove” x-1</text:span></text:p>
          </draw:text-box>
        </draw:frame>
        <draw:custom-shape draw:style-name="gr7" draw:text-style-name="P1" draw:layer="layout" svg:width="0.5cm" svg:height="0.5cm" svg:x="9.454cm" svg:y="1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5cm" svg:height="0.709cm" svg:x="16.5cm" svg:y="17.809cm">
          <draw:text-box>
            <text:p text:style-name="P4"><text:span text:style-name="T2">レンダリングへ</text:span></text:p>
          </draw:text-box>
        </draw:frame>
        <draw:path draw:style-name="gr11" draw:text-style-name="P1" draw:layer="layout" svg:width="1.464cm" svg:height="1.593cm" svg:x="16cm" svg:y="15.924cm" svg:viewBox="0 0 1465 1594" svg:d="m0 1c206-8 407 72 615 63 216-10 408 193 283 362-114 154-176 326-283 489-93 141-63 386 94 488 147 95 313 209 504 189h189l63-16">
          <text:p/>
        </draw:path>
        <draw:frame draw:style-name="gr10" draw:text-style-name="P5" draw:layer="layout" svg:width="1.5cm" svg:height="0.649cm" svg:x="16cm" svg:y="7.518cm">
          <draw:text-box>
            <text:p text:style-name="P5"><text:span text:style-name="T3">in</text:span></text:p>
          </draw:text-box>
        </draw:frame>
        <draw:frame draw:style-name="gr10" draw:text-style-name="P5" draw:layer="layout" svg:width="1.5cm" svg:height="0.649cm" svg:x="8.5cm" svg:y="10.869cm">
          <draw:text-box>
            <text:p text:style-name="P5"><text:span text:style-name="T3">in</text:span></text:p>
          </draw:text-box>
        </draw:frame>
        <draw:frame draw:style-name="gr12" draw:text-style-name="P5" draw:layer="layout" svg:width="1.5cm" svg:height="0.851cm" svg:x="16cm" svg:y="9.667cm">
          <draw:text-box>
            <text:p text:style-name="P5"><text:span text:style-name="T3">out</text:span></text:p>
          </draw:text-box>
        </draw:frame>
        <draw:frame draw:style-name="gr13" draw:text-style-name="P5" draw:layer="layout" svg:width="1.5cm" svg:height="1cm" svg:x="8.5cm" svg:y="13.018cm">
          <draw:text-box>
            <text:p text:style-name="P5"><text:span text:style-name="T3">out</text:span></text:p>
          </draw:text-box>
        </draw:frame>
        <draw:frame draw:style-name="gr10" draw:layer="layout" svg:width="6.5cm" svg:height="0.933cm" svg:x="0.5cm" svg:y="1cm">
          <draw:text-box>
            <text:p>・「移動」シーケンス</text:p>
          </draw:text-box>
        </draw:frame>
        <draw:frame draw:style-name="gr10" draw:text-style-name="P5" draw:layer="layout" svg:width="1.5cm" svg:height="0.649cm" svg:x="16cm" svg:y="13.351cm">
          <draw:text-box>
            <text:p text:style-name="P5"><text:span text:style-name="T3">in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21:32:34</meta:creation-date>
    <meta:editing-duration>PT00H07M24S</meta:editing-duration>
    <meta:editing-cycles>3</meta:editing-cycles>
    <dc:date>2011-01-18T21:55:39</dc:date>
    <meta:generator>OpenOffice.org/3.2$Unix OpenOffice.org_project/320m19$Build-9505</meta:generator>
    <meta:document-statistic meta:object-count="56"/>
  </office:meta>
</office:document-meta>
</file>